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writing-mode="lr-tb"/>
      <style:text-properties style:text-outline="false" style:text-line-through-style="none" style:font-name="Mangal" fo:font-size="10pt" fo:font-style="normal" fo:text-shadow="none" style:text-underline-style="none" fo:font-weight="normal" style:font-name-asian="Mangal" style:font-size-asian="10pt" style:font-style-asian="normal" style:font-weight-asian="normal" style:font-name-complex="Mangal" style:font-size-complex="10pt" style:font-style-complex="normal" style:font-weight-complex="normal" style:text-emphasize="none" style:text-overline-style="none" style:text-overline-color="font-color"/>
    </style:style>
    <style:style style:name="P2" style:family="paragraph" style:parent-style-name="Standard" style:master-page-name="">
      <style:paragraph-properties fo:line-height="150%" style:page-number="auto" fo:background-color="transparent" style:shadow="none">
        <style:background-image/>
      </style:paragraph-properties>
    </style:style>
    <style:style style:name="P3" style:family="paragraph" style:parent-style-name="Standard">
      <style:paragraph-properties fo:line-height="150%" fo:background-color="transparent" style:shadow="none">
        <style:background-image/>
      </style:paragraph-properties>
    </style:style>
    <style:style style:name="P4" style:family="paragraph" style:parent-style-name="Standard">
      <style:paragraph-properties fo:line-height="150%" fo:background-color="transparent" style:shadow="none" style:text-autospace="none" style:writing-mode="lr-tb">
        <style:background-image/>
      </style:paragraph-properties>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5" style:family="paragraph" style:parent-style-name="Standard">
      <style:paragraph-properties fo:line-height="150%" fo:background-color="transparent" style:shadow="none" style:text-autospace="none" style:writing-mode="lr-tb">
        <style:background-image/>
      </style:paragraph-properties>
      <style:text-properties style:text-outline="false" style:text-line-through-style="none" style:font-name="Arial" fo:font-size="10pt" fo:font-style="italic" fo:text-shadow="none" style:text-underline-style="none" fo:font-weight="normal" style:font-name-asian="Arial" style:font-size-asian="10pt" style:font-style-asian="italic" style:font-weight-asian="normal" style:font-name-complex="Arial" style:font-size-complex="10pt" style:font-style-complex="italic" style:font-weight-complex="normal" style:text-emphasize="none" style:text-overline-style="none" style:text-overline-color="font-color"/>
    </style:style>
    <style:style style:name="P6" style:family="paragraph" style:parent-style-name="Standard">
      <style:paragraph-properties fo:line-height="150%" fo:background-color="transparent" style:shadow="none" style:text-autospace="none" style:writing-mode="lr-tb">
        <style:background-image/>
      </style:paragraph-properties>
      <style:text-properties style:text-outline="false" style:text-line-through-style="none" style:font-name="Mangal" fo:font-size="10pt" fo:font-style="normal" fo:text-shadow="none" style:text-underline-style="none" fo:font-weight="normal" style:font-name-asian="Mangal" style:font-size-asian="10pt" style:font-style-asian="normal" style:font-weight-asian="normal" style:font-name-complex="Mangal" style:font-size-complex="10pt" style:font-style-complex="normal" style:font-weight-complex="normal" style:text-emphasize="none" style:text-overline-style="none" style:text-overline-color="font-color"/>
    </style:style>
    <style:style style:name="P7" style:family="paragraph" style:parent-style-name="Standard">
      <style:paragraph-properties fo:line-height="150%" fo:background-color="transparent" style:shadow="none" style:text-autospace="none" style:writing-mode="lr-tb">
        <style:background-image/>
      </style:paragraph-properties>
      <style:text-properties style:text-outline="false" style:text-line-through-style="none" style:font-name="Mangal" fo:font-size="10pt" fo:font-style="italic" fo:text-shadow="none" style:text-underline-style="none" fo:font-weight="normal" style:font-name-asian="Mangal" style:font-size-asian="10pt" style:font-style-asian="italic" style:font-weight-asian="normal" style:font-name-complex="Mangal" style:font-size-complex="10pt" style:font-style-complex="italic" style:font-weight-complex="normal" style:text-emphasize="none" style:text-overline-style="none" style:text-overline-color="font-color"/>
    </style:style>
    <style:style style:name="P8" style:family="paragraph" style:parent-style-name="Standard">
      <style:paragraph-properties fo:line-height="150%" fo:background-color="transparent" style:shadow="none" style:text-autospace="none" style:writing-mode="lr-tb">
        <style:background-image/>
      </style:paragraph-properties>
      <style:text-properties style:text-outline="false" style:text-line-through-style="none" style:font-name="Mangal" fo:font-size="10pt" fo:font-style="normal" fo:text-shadow="none" style:text-underline-style="none" fo:font-weight="normal" style:font-name-asian="Mangal" style:font-size-asian="10pt" style:font-style-asian="normal" style:font-weight-asian="normal" style:font-name-complex="Mangal" style:font-size-complex="10pt" style:font-style-complex="normal" style:font-weight-complex="normal" style:text-emphasize="none" style:text-overline-style="none" style:text-overline-color="font-color"/>
    </style:style>
    <style:style style:name="T1" style:family="text">
      <style:text-properties style:font-name="Arial" style:font-name-asian="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RAHOITUSLASKEL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text:tab/><text:tab/><text:tab/><text:tab/><text:tab/><text:tab/><text:tab/><text:tab/><text:tab/>Itä-Suomen yliopisto</text:p>
      <text:p text:style-name="Standard"><text:tab/><text:tab/><text:tab/><text:tab/><text:tab/><text:tab/><text:tab/><text:tab/><text:tab/>Avoin yliopisto</text:p>
      <text:p text:style-name="Standard"><text:tab/><text:tab/><text:tab/><text:tab/><text:tab/><text:tab/><text:tab/><text:tab/><text:tab/>Kauppa- ja oikeustieteiden </text:p>
      <text:p text:style-name="Standard"><text:tab/><text:tab/><text:tab/><text:tab/><text:tab/><text:tab/><text:tab/><text:tab/><text:tab/>tiedekunta</text:p>
      <text:p text:style-name="Standard"><text:tab/><text:tab/><text:tab/><text:tab/><text:tab/><text:tab/><text:tab/><text:tab/><text:tab/>Tilinpäätösanalyysi</text:p>
      <text:p text:style-name="Standard"><text:tab/><text:tab/><text:tab/><text:tab/><text:tab/><text:tab/><text:tab/><text:tab/><text:tab/>14.4.2014</text:p>
      <text:p text:style-name="Standard"><text:tab/><text:tab/><text:tab/><text:tab/><text:tab/><text:tab/><text:tab/><text:tab/><text:tab/>Janne Bragge 263654</text:p>
      <text:p text:style-name="Standard"><text:tab/><text:tab/><text:tab/><text:tab/><text:tab/><text:tab/><text:tab/><text:tab/><text:tab/>Kari Kinnunen</text:p>
      <text:p text:style-name="Standard"><text:tab/><text:tab/><text:tab/><text:tab/><text:tab/><text:tab/><text:tab/><text:tab/></text:p>
      <text:p text:style-name="Standard"/>
      <text:p text:style-name="Standard"/>
      <text:p text:style-name="Standard"/>
      <text:p text:style-name="Standard"/>
      <text:p text:style-name="Standard"/>
      <text:p text:style-name="Standard"><text:soft-page-break/></text:p>
      <text:p text:style-name="P2"/>
      <text:p text:style-name="P3"/>
      <text:p text:style-name="P4">Oheisessa tiedostossa on yrityksen tuloslaskelma ja tase.</text:p>
      <text:p text:style-name="P6"/>
      <text:p text:style-name="P6"><text:span text:style-name="T1">Esitä yritykselle rahoituslaskelma, josta käyvät ilmi yrityksen Liiketoiminnan, </text:span>Investointien ja Rahoituksen rahavirrat. Analysoi rahoituslaskelma.</text:p>
      <text:p text:style-name="P6"/>
      <text:p text:style-name="P6"/>
      <text:p text:style-name="P5">Vastaus: </text:p>
      <text:p text:style-name="P7"><text:tab/></text:p>
      <text:p text:style-name="P6"><text:span text:style-name="T1">Rahoituslaskelmasta voimme huomata, että liiketoiminnan rahavirta on positiivinen. </text:span>Liiketoiminnan rahavirtaa yritys on käyttänyt eniten rahoitukseen. Rahoituksessa suurimmalta osin osingon ja muuhun voitonjakoon (5226). Rahoituksen osalta myös pitkäaikaisia velkoja on vähennetty (631), nämä sisältävät pitkäaikaisia velkoja rahoituslaitoksilta ja pitkäaikaisia rahoitusvekseleitä.</text:p>
      <text:p text:style-name="P6"/>
      <text:p text:style-name="P6"><text:span text:style-name="T1">Liiketoiminnan rahavirtaa on myös käytetty sekä investointeihin rakennuksiin ja </text:span>rakennelmiin että koneisiin ja kalustoon.</text:p>
      <text:p text:style-name="P6"/>
      <text:p text:style-name="P6">Rahavirtojen perusteella huomataan myös että liiketoiminnan rahavirta ei ole kuitenkaan riittänyt kattamaan rahoituksen ja investointien rahavirtoja täysimääräisesti. Tulorahoituksen lisäksi investointeja, voitonjakoa ja lainojen lyhennyksiä on rahoitettu kassavaroilla. Tämän voimme todeta kassavarojen muutoksesta, jotka ovat pienentyneet (1726)<text:span text:style-name="T1">.</text:span></text:p>
      <text:p text:style-name="P6"><text:span text:style-name="T1"/></text:p>
      <text:p text:style-name="P6"><text:span text:style-name="T1">Yhteenvetona voisi sanoa että liiketoiminnan rahavirta ja osa aikaisemmlta vuosilta </text:span>kertyneistä <text:tab/>likvideistä varoista on käytetty suurimmalta osin pitkäaikaisen velkakannan pienentämiseen ja osin uusiin investointeihiin sekä rakennuksiin rakennelmiin että koneisiin ja kalustoon. <text:s/></text:p>
      <text:p text:style-name="P1"/>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e </meta:initial-creator>
    <meta:creation-date>2014-04-14T20:27:59.48</meta:creation-date>
    <dc:date>2014-04-14T21:13:06.38</dc:date>
    <dc:creator>Janne </dc:creator>
    <meta:editing-duration>PT33M32S</meta:editing-duration>
    <meta:editing-cycles>6</meta:editing-cycles>
    <meta:generator>OpenOffice/4.0.1$Win32 OpenOffice.org_project/401m5$Build-9714</meta:generator>
    <meta:document-statistic meta:table-count="0" meta:image-count="0" meta:object-count="0" meta:page-count="3" meta:paragraph-count="20" meta:word-count="158" meta:character-count="1581"/>
  </office:meta>
</office:document-meta>
</file>